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66ccff" draw:textarea-horizontal-align="justify" draw:textarea-vertical-align="middle" draw:auto-grow-height="false" fo:min-height="1.274cm" fo:min-width="3.772cm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1.7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3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0.171cm"/>
    </style:style>
    <style:style style:name="gr10" style:family="graphic" style:parent-style-name="standard">
      <style:graphic-properties draw:fill-color="#66ccff" draw:textarea-horizontal-align="justify" draw:textarea-vertical-align="middle" draw:auto-grow-height="false" fo:min-height="1.267cm" fo:min-width="3.59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4.4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246cm"/>
    </style:style>
    <style:style style:name="gr15" style:family="graphic" style:parent-style-name="standard">
      <style:graphic-properties draw:fill-color="#99ff66" draw:textarea-horizontal-align="justify" draw:textarea-vertical-align="middle" draw:auto-grow-height="false" fo:min-height="0.512cm" fo:min-width="2.123cm"/>
    </style:style>
    <style:style style:name="gr16" style:family="graphic" style:parent-style-name="standard">
      <style:graphic-properties draw:fill-color="#99ff66" draw:textarea-horizontal-align="justify" draw:textarea-vertical-align="middle" draw:auto-grow-height="false" fo:min-height="0.512cm" fo:min-width="2.1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526cm"/>
    </style:style>
    <style:style style:name="P1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99ff66"/>
      <style:paragraph-properties fo:text-align="center"/>
      <style:text-properties style:font-name="Courier 10 Pitch1"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66ccff"/>
      <style:paragraph-properties fo:text-align="center"/>
      <style:text-properties style:font-name="Courier 10 Pitch1" fo:font-size="11pt" style:font-size-asian="11pt" style:font-size-complex="11pt"/>
    </style:style>
    <style:style style:name="P7" style:family="paragraph">
      <loext:graphic-properties draw:fill="none" draw:fill-color="#ffffff"/>
      <style:text-properties style:font-name="Courier 10 Pitch1" fo:font-size="8pt" style:font-size-asian="12pt" style:font-size-complex="12pt"/>
    </style:style>
    <style:style style:name="P8" style:family="paragraph">
      <loext:graphic-properties draw:fill="none" draw:fill-color="#ffffff"/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font-name="Courier 10 Pitch1" fo:font-size="12pt" style:font-size-asian="12pt" style:font-size-complex="12pt"/>
    </style:style>
    <style:style style:name="T3" style:family="text">
      <style:text-properties style:font-name="Courier 10 Pitch1" fo:font-size="13pt" style:font-size-asian="13pt" style:font-size-complex="13pt"/>
    </style:style>
    <style:style style:name="T4" style:family="text">
      <style:text-properties style:font-name="Courier 10 Pitch1" fo:font-size="11pt" style:font-size-asian="11pt" style:font-size-complex="11pt"/>
    </style:style>
    <style:style style:name="T5" style:family="text">
      <style:text-properties style:font-name="Courier 10 Pitch1" fo:font-size="6pt" style:font-size-asian="6pt" style:font-size-complex="6pt"/>
    </style:style>
    <style:style style:name="T6" style:family="text">
      <style:text-properties style:font-name="Courier 10 Pitch1" fo:font-size="8pt" style:font-size-asian="12pt" style:font-size-complex="12pt"/>
    </style:style>
    <style:style style:name="T7" style:family="text"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8cm" svg:height="0.806cm" svg:x="5.693cm" svg:y="5.716cm">
          <draw:text-box>
            <text:p><text:span text:style-name="T1">stack</text:span></text:p>
          </draw:text-box>
        </draw:frame>
        <draw:frame draw:style-name="gr2" draw:text-style-name="P1" draw:layer="layout" svg:width="1.653cm" svg:height="0.806cm" svg:x="13.021cm" svg:y="5.716cm">
          <draw:text-box>
            <text:p><text:span text:style-name="T1">heap</text:span></text:p>
          </draw:text-box>
        </draw:frame>
        <draw:frame draw:style-name="gr3" draw:text-style-name="P2" draw:layer="layout" svg:width="1.518cm" svg:height="0.742cm" svg:x="4.816cm" svg:y="14.228cm">
          <draw:text-box>
            <text:p><text:span text:style-name="T2">x</text:span></text:p>
          </draw:text-box>
        </draw:frame>
        <draw:custom-shape draw:style-name="gr4" draw:text-style-name="P4" draw:layer="layout" svg:width="2.032cm" svg:height="0.762cm" svg:x="5.996cm" svg:y="14.142cm">
          <text:p text:style-name="P3"><text:span text:style-name="T3">3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275cm" svg:y1="15.158cm" svg:x2="9.879cm" svg:y2="15.158cm">
          <text:p/>
        </draw:line>
        <draw:custom-shape draw:style-name="gr6" draw:text-style-name="P6" xml:id="id8" draw:id="id8" draw:layer="layout" svg:width="4.272cm" svg:height="1.524cm" svg:x="11.322cm" svg:y="12.82cm">
          <text:p text:style-name="P3"><text:span text:style-name="T4">: ArrayList</text:span></text:p>
          <text:p text:style-name="P3"><text:span text:style-name="T5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322cm" svg:y1="13.195cm" svg:x2="15.594cm" svg:y2="13.195cm">
          <text:p/>
        </draw:line>
        <draw:custom-shape draw:style-name="gr7" draw:text-style-name="P3" draw:layer="layout" svg:width="2.286cm" svg:height="0.635cm" svg:x="13.054cm" svg:y="13.45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857cm" svg:height="0.586cm" svg:x="11.265cm" svg:y="13.515cm">
          <draw:text-box>
            <text:p><text:span text:style-name="T6">contents</text:span></text:p>
          </draw:text-box>
        </draw:frame>
        <draw:line draw:style-name="gr5" draw:text-style-name="P5" draw:layer="layout" svg:x1="13.562cm" svg:y1="13.455cm" svg:x2="13.562cm" svg:y2="14.09cm">
          <text:p/>
        </draw:line>
        <draw:line draw:style-name="gr5" draw:text-style-name="P5" draw:layer="layout" svg:x1="14.062cm" svg:y1="13.456cm" svg:x2="14.062cm" svg:y2="14.091cm">
          <text:p/>
        </draw:line>
        <draw:frame draw:style-name="gr9" draw:text-style-name="P7" xml:id="id3" draw:id="id3" draw:layer="layout" svg:width="0.671cm" svg:height="0.586cm" svg:x="13.466cm" svg:y="13.941cm">
          <draw:text-box>
            <text:p><text:span text:style-name="T6">1</text:span></text:p>
          </draw:text-box>
        </draw:frame>
        <draw:frame draw:style-name="gr9" draw:text-style-name="P7" xml:id="id1" draw:id="id1" draw:layer="layout" svg:width="0.671cm" svg:height="0.586cm" svg:x="12.966cm" svg:y="13.941cm">
          <draw:text-box>
            <text:p><text:span text:style-name="T6">0</text:span></text:p>
          </draw:text-box>
        </draw:frame>
        <draw:frame draw:style-name="gr8" draw:text-style-name="P7" draw:layer="layout" svg:width="1.857cm" svg:height="0.586cm" svg:x="14.466cm" svg:y="13.867cm">
          <draw:text-box>
            <text:p><text:span text:style-name="T6">...</text:span></text:p>
          </draw:text-box>
        </draw:frame>
        <draw:line draw:style-name="gr5" draw:text-style-name="P5" draw:layer="layout" svg:x1="14.562cm" svg:y1="13.457cm" svg:x2="14.562cm" svg:y2="14.092cm">
          <text:p/>
        </draw:line>
        <draw:frame draw:style-name="gr9" draw:text-style-name="P7" draw:layer="layout" svg:width="0.671cm" svg:height="0.586cm" svg:x="13.993cm" svg:y="13.941cm">
          <draw:text-box>
            <text:p><text:span text:style-name="T6">2</text:span></text:p>
          </draw:text-box>
        </draw:frame>
        <draw:custom-shape draw:style-name="gr10" draw:text-style-name="P6" xml:id="id2" draw:id="id2" draw:layer="layout" svg:width="4.096cm" svg:height="1.517cm" svg:x="15.722cm" svg:y="11.109cm">
          <text:p text:style-name="P3"><text:span text:style-name="T4">: Ball</text:span></text:p>
          <text:p text:style-name="P3"><text:span text:style-name="T4">color = "red"</text:span></text:p>
          <text:p text:style-name="P3"><text:span text:style-name="T4">airPressure = 0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5.738cm" svg:y1="11.614cm" svg:x2="19.818cm" svg:y2="11.614cm">
          <text:p/>
        </draw:line>
        <draw:connector draw:style-name="gr11" draw:text-style-name="P5" draw:layer="layout" draw:type="curve" svg:x1="13.301cm" svg:y1="13.941cm" svg:x2="15.722cm" svg:y2="11.867cm" draw:start-shape="id1" draw:start-glue-point="0" draw:end-shape="id2" draw:end-glue-point="3" svg:d="M13301 13941c0-1383 807-2074 2421-2074" svg:viewBox="0 0 2422 2075">
          <text:p/>
        </draw:connector>
        <draw:connector draw:style-name="gr11" draw:text-style-name="P5" draw:layer="layout" draw:type="curve" draw:line-skew="-0.072cm" svg:x1="13.801cm" svg:y1="13.941cm" svg:x2="15.97cm" svg:y2="8.526cm" draw:start-shape="id3" draw:start-glue-point="0" draw:end-shape="id4" svg:d="M13801 13941c0-4168 2169-1461 2169-5415" svg:viewBox="0 0 2170 5416">
          <text:p/>
        </draw:connector>
        <draw:frame draw:style-name="gr12" draw:text-style-name="P8" draw:layer="layout" svg:width="2.534cm" svg:height="0.924cm" draw:transform="rotate (1.5707963267949) translate (1.284cm 15.413cm)">
          <draw:text-box>
            <text:p><text:span text:style-name="T7">main()</text:span></text:p>
          </draw:text-box>
        </draw:frame>
        <draw:line draw:style-name="gr5" draw:text-style-name="P5" draw:layer="layout" svg:x1="3.275cm" svg:y1="13.558cm" svg:x2="9.879cm" svg:y2="13.558cm">
          <text:p/>
        </draw:line>
        <draw:frame draw:style-name="gr13" draw:text-style-name="P8" draw:layer="layout" svg:width="4.905cm" svg:height="0.924cm" draw:transform="rotate (1.5707963267949) translate (1.284cm 11.313cm)">
          <draw:text-box>
            <text:p><text:span text:style-name="T7">play()</text:span></text:p>
          </draw:text-box>
        </draw:frame>
        <draw:frame draw:style-name="gr14" draw:text-style-name="P2" draw:layer="layout" svg:width="0.756cm" svg:height="0.742cm" svg:x="4.937cm" svg:y="11.02cm">
          <draw:text-box>
            <text:p><text:span text:style-name="T2">i</text:span></text:p>
          </draw:text-box>
        </draw:frame>
        <draw:custom-shape draw:style-name="gr15" draw:text-style-name="P4" draw:layer="layout" svg:width="2.623cm" svg:height="0.762cm" svg:x="5.997cm" svg:y="10.942cm">
          <text:p text:style-name="P3"><text:span text:style-name="T3">2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34cm" svg:height="0.742cm" svg:x="3.166cm" svg:y="12.015cm">
          <draw:text-box>
            <text:p><text:span text:style-name="T2">numBalls</text:span></text:p>
          </draw:text-box>
        </draw:frame>
        <draw:custom-shape draw:style-name="gr16" draw:text-style-name="P4" draw:layer="layout" svg:width="2.611cm" svg:height="0.762cm" svg:x="5.998cm" svg:y="11.942cm">
          <text:p text:style-name="P3"><text:span text:style-name="T3">2</text:span></text:p>
          <draw:enhanced-geometry svg:viewBox="0 0 21600 21600" draw:type="rectangle" draw:enhanced-path="M 0 0 L 21600 0 21600 21600 0 21600 0 0 Z N"/>
        </draw:custom-shape>
        <draw:frame draw:style-name="gr17" draw:text-style-name="P2" xml:id="id9" draw:id="id9" draw:layer="layout" svg:width="0.762cm" svg:height="0.742cm" svg:x="4.937cm" svg:y="9.897cm">
          <draw:text-box>
            <text:p><text:span text:style-name="T2">b</text:span></text:p>
          </draw:text-box>
        </draw:frame>
        <draw:frame draw:style-name="gr3" draw:text-style-name="P2" xml:id="id7" draw:id="id7" draw:layer="layout" svg:width="2.788cm" svg:height="0.742cm" svg:x="2.903cm" svg:y="9.115cm">
          <draw:text-box>
            <text:p><text:span text:style-name="T2">equipment</text:span></text:p>
          </draw:text-box>
        </draw:frame>
        <draw:frame draw:style-name="gr18" draw:text-style-name="P2" xml:id="id5" draw:id="id5" draw:layer="layout" svg:width="2.026cm" svg:height="0.742cm" svg:x="3.665cm" svg:y="8.315cm">
          <draw:text-box>
            <text:p><text:span text:style-name="T2">basket</text:span></text:p>
          </draw:text-box>
        </draw:frame>
        <draw:connector draw:style-name="gr11" draw:text-style-name="P5" draw:layer="layout" draw:type="curve" svg:x1="5.691cm" svg:y1="8.686cm" svg:x2="11.322cm" svg:y2="9.567cm" draw:start-shape="id5" draw:end-shape="id6" svg:d="M5691 8686c4222 0 1407 881 5631 881" svg:viewBox="0 0 5632 882">
          <text:p/>
        </draw:connector>
        <draw:connector draw:style-name="gr11" draw:text-style-name="P5" draw:layer="layout" draw:type="curve" draw:line-skew="0.69cm" svg:x1="5.691cm" svg:y1="9.486cm" svg:x2="11.322cm" svg:y2="13.582cm" draw:start-shape="id7" draw:start-glue-point="1" draw:end-shape="id8" svg:d="M5691 9486c5257 0 2442 4096 5631 4096" svg:viewBox="0 0 5632 4097">
          <text:p/>
        </draw:connector>
        <draw:custom-shape draw:style-name="gr10" draw:text-style-name="P6" xml:id="id4" draw:id="id4" draw:layer="layout" svg:width="4.096cm" svg:height="1.517cm" svg:x="13.922cm" svg:y="7.009cm">
          <text:p text:style-name="P3"><text:span text:style-name="T4">: Ball</text:span></text:p>
          <text:p text:style-name="P3"><text:span text:style-name="T4">color = "red"</text:span></text:p>
          <text:p text:style-name="P3"><text:span text:style-name="T4">airPressure = 0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3.938cm" svg:y1="7.495cm" svg:x2="18.018cm" svg:y2="7.495cm">
          <text:p/>
        </draw:line>
        <draw:custom-shape draw:style-name="gr10" draw:text-style-name="P6" xml:id="id6" draw:id="id6" draw:layer="layout" svg:width="4.096cm" svg:height="1.517cm" svg:x="11.322cm" svg:y="8.809cm">
          <text:p text:style-name="P3"><text:span text:style-name="T4">: Ball</text:span></text:p>
          <text:p text:style-name="P3"><text:span text:style-name="T4">color = "orange"</text:span></text:p>
          <text:p text:style-name="P3"><text:span text:style-name="T4">airPressure = 0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338cm" svg:y1="9.295cm" svg:x2="15.418cm" svg:y2="9.295cm">
          <text:p/>
        </draw:line>
        <draw:connector draw:style-name="gr11" draw:text-style-name="P5" draw:layer="layout" draw:type="curve" svg:x1="5.699cm" svg:y1="10.268cm" svg:x2="13.922cm" svg:y2="7.767cm" draw:start-shape="id9" draw:start-glue-point="1" draw:end-shape="id4" draw:end-glue-point="3" svg:d="M5699 10268c6166 0 2055-2501 8223-2501" svg:viewBox="0 0 8224 2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9T13:15:45.594995624</dc:date>
    <meta:editing-duration>PT1H5M35S</meta:editing-duration>
    <meta:editing-cycles>17</meta:editing-cycles>
    <meta:document-statistic meta:object-count="37"/>
  </office:meta>
</office:document-meta>
</file>